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</text:p>
      <text:p text:style-name="P2"/>
      <text:p text:style-name="P2"/>
      <text:p text:style-name="P2"/>
      <text:p text:style-name="P2"><text:a xlink:type="simple" xlink:href="http://www.esclipse.org/" text:style-name="Internet_20_link" text:visited-style-name="Visited_20_Internet_20_Link">http://www.esclipse.org</text:a></text:p>
      <text:p text:style-name="P2"/>
      <text:p text:style-name="P2">Interpreters good for portability </text:p>
      <text:p text:style-name="P2"/>
      <text:p text:style-name="P2">Developpers need a Java Development Kit (JD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 Salm</meta:initial-creator>
    <meta:creation-date>2018-08-01T18:35:28.22</meta:creation-date>
    <dc:date>2018-08-01T18:53:37.32</dc:date>
    <dc:creator>Thib Salm</dc:creator>
    <meta:editing-duration>PT18M15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4" meta:word-count="13" meta:character-count="106"/>
  </office:meta>
</office:document-meta>
</file>